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Nimbus Roman" fo:font-size="16pt" fo:font-weight="bold" officeooo:rsid="0003e7f9" officeooo:paragraph-rsid="0003e7f9" style:font-size-asian="16pt" style:font-weight-asian="bold" style:font-name-complex="Nimbus Roman" style:font-size-complex="16pt" style:font-weight-complex="bold"/>
    </style:style>
    <style:style style:name="P2" style:family="paragraph" style:parent-style-name="Standard">
      <style:text-properties style:font-name="Nimbus Roman" fo:font-size="12pt" officeooo:rsid="0003e7f9" officeooo:paragraph-rsid="0003e7f9" style:font-size-asian="12pt" style:font-name-complex="Nimbus Roman" style:font-size-complex="12pt"/>
    </style:style>
    <style:style style:name="P3" style:family="paragraph" style:parent-style-name="Text_20_body">
      <style:text-properties style:font-name="Nimbus Roman" fo:font-size="12pt" officeooo:rsid="0003e7f9" style:font-size-asian="12pt" style:font-name-complex="Nimbus Roman" style:font-size-complex="12pt"/>
    </style:style>
    <style:style style:name="P4" style:family="paragraph" style:parent-style-name="Heading_20_2">
      <style:text-properties officeooo:rsid="0003e7f9"/>
    </style:style>
    <style:style style:name="P5" style:family="paragraph" style:parent-style-name="Text_20_body">
      <style:text-properties officeooo:rsid="0003e7f9"/>
    </style:style>
    <style:style style:name="P6" style:family="paragraph" style:parent-style-name="Text_20_body" style:list-style-name="L1">
      <style:text-properties style:font-name="Nimbus Roman" fo:font-size="12pt" officeooo:rsid="0003e7f9" style:font-size-asian="12pt" style:font-name-complex="Nimbus Roman" style:font-size-complex="12pt"/>
    </style:style>
    <style:style style:name="T1" style:family="text">
      <style:text-properties style:font-name="Nimbus Roman" fo:font-size="14pt" style:font-size-asian="14pt" style:font-name-complex="Nimbus Roman" style:font-size-complex="14pt"/>
    </style:style>
    <style:style style:name="T2" style:family="text">
      <style:text-properties style:font-name="Nimbus Roman" fo:font-size="12pt" style:font-size-asian="12pt" style:font-name-complex="Nimbus Roman"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TRODUCTION</text:p>
      <text:p text:style-name="P2"/>
      <text:p text:style-name="P3">A wire harness is an organized set of wires, cables, and connectors that transmit electrical power and signals between different components in an electrical or electronic system. Instead of having multiple loose wires, a wire harness groups them into a structured assembly using protective coverings such as insulation, sleeves, conduits, or cable ties. This improves reliability, safety, and ease of installation. Wire harnesses are widely used in industries such as automotive, aerospace, consumer electronics, and industrial automation, where complex electrical connections are required.</text:p>
      <text:p text:style-name="P3">In modern systems, wire harnesses play a critical role in ensuring proper communication and power distribution between subsystems. For example, in automobiles, they connect sensors, control units, batteries, and actuators, enabling coordinated operation of the vehicle. Any fault in the wire harness, such as an open circuit, short circuit, or high resistance connection, can lead to system malfunction, reduced efficiency, or even safety hazards. Therefore, maintaining the integrity and quality of wire harnesses is essential for the reliable operation of electrical systems.</text:p>
      <text:p text:style-name="P3">Traditional methods of testing wire harnesses are often manual and time-consuming. These methods typically involve checking continuity using multimeters and visually inspecting connections, which can be prone to human error and may not detect subtle issues such as signal delay or gradual heating under load. As systems become more complex, the limitations of manual testing become more evident, creating a need for automated and intelligent diagnostic solutions.</text:p>
      <text:p text:style-name="P3">Another important aspect of wire harness performance is its behavior under electrical load. When current flows through a wire, power is dissipated in the form of heat due to the inherent resistance of the conductor. Excessive current or poor-quality connections can result in overheating, which may damage insulation, reduce lifespan, or cause failure. Thus, evaluating both electrical characteristics (such as signal propagation and continuity) and thermal characteristics (such as temperature rise) is necessary for a comprehensive assessment of wire quality.</text:p>
      <text:p text:style-name="P3">This project focuses on developing an automated wire harness management and diagnostic system that integrates signal integrity testing with load and thermal analysis. By combining modern microcontrollers and sensors, the system aims to provide accurate, real-time evaluation of wire harness conditions. Such an approach enhances testing efficiency, reduces human error, and improves overall reliability and safety in electrical systems.</text:p>
      <text:h text:style-name="P4" text:outline-level="2"><text:span text:style-name="Strong_20_Emphasis"><text:span text:style-name="T1">Benefits of Wire Harness Systems</text:span></text:span></text:h>
      <text:p text:style-name="P5"><text:span text:style-name="T2">Wire harness systems provide an efficient and reliable solution for managing complex electrical wiring in modern devices and installations. One of the primary benefits of a wire harness is </text:span><text:span text:style-name="Strong_20_Emphasis"><text:span text:style-name="T2">organization</text:span></text:span><text:span text:style-name="T2">. Instead of handling multiple individual wires separately, a harness groups them into a single, structured assembly. This organized arrangement reduces clutter, simplifies routing, and makes installation and maintenance much easier. It also minimizes the chances of incorrect connections during assembly.</text:span></text:p>
      <text:p text:style-name="P5"><text:soft-page-break/><text:span text:style-name="T2">Another important advantage is </text:span><text:span text:style-name="Strong_20_Emphasis"><text:span text:style-name="T2">enhanced safety</text:span></text:span><text:span text:style-name="T2">. Wire harnesses are typically enclosed in protective materials such as insulation sleeves, conduits, or tapes. These coverings protect the wires from environmental factors like moisture, dust, heat, and mechanical vibrations. By preventing exposure and reducing wear and tear, wire harnesses lower the risk of electrical faults such as short circuits, insulation failure, or accidental contact, thereby improving overall system safety.</text:span></text:p>
      <text:p text:style-name="P5"><text:span text:style-name="T2">Wire harnesses also contribute significantly to </text:span><text:span text:style-name="Strong_20_Emphasis"><text:span text:style-name="T2">improved reliability and durability</text:span></text:span><text:span text:style-name="T2">. Since the wires are bundled and secured together, they are less likely to experience physical damage due to bending, friction, or movement. The structured layout ensures stable electrical connections, which helps maintain consistent signal transmission and power delivery over time. This reliability is especially important in critical applications such as automotive systems, industrial machinery, and aerospace equipment.</text:span></text:p>
      <text:p text:style-name="P5"><text:span text:style-name="T2">In addition, wire harnesses offer </text:span><text:span text:style-name="Strong_20_Emphasis"><text:span text:style-name="T2">ease of installation and reduced assembly time</text:span></text:span><text:span text:style-name="T2">. Pre-designed harnesses can be manufactured according to specific layouts and requirements, allowing technicians to install them quickly without needing to connect each wire individually. This not only speeds up the production process but also reduces labor costs and the likelihood of human error during assembly.</text:span></text:p>
      <text:p text:style-name="P5"><text:span text:style-name="T2">Another key benefit is </text:span><text:span text:style-name="Strong_20_Emphasis"><text:span text:style-name="T2">efficient space utilization</text:span></text:span><text:span text:style-name="T2">. By bundling wires together in a compact form, wire harnesses optimize the use of available space within devices and systems. This is particularly valuable in applications where space is limited, such as electronic devices and vehicles, where compact and efficient design is essential.</text:span></text:p>
      <text:p text:style-name="P5"><text:span text:style-name="T2">Wire harness systems also support </text:span><text:span text:style-name="Strong_20_Emphasis"><text:span text:style-name="T2">better maintenance and troubleshooting</text:span></text:span><text:span text:style-name="T2">. Since wires are organized and often labeled, identifying and locating faults becomes easier compared to dealing with a mass of unstructured wiring. This leads to faster diagnostics and reduced downtime during repairs or maintenance.</text:span></text:p>
      <text:p text:style-name="P5"><text:span text:style-name="T2">Finally, wire harnesses improve </text:span><text:span text:style-name="Strong_20_Emphasis"><text:span text:style-name="T2">aesthetic and structural neatness</text:span></text:span><text:span text:style-name="T2">. A well-organized wiring system not only enhances the visual appearance of the setup but also reflects good engineering practice. Neat wiring reduces confusion, improves accessibility, and ensures that systems remain manageable even as complexity increases.</text:span></text:p>
      <text:h text:style-name="P4" text:outline-level="2"><text:span text:style-name="Strong_20_Emphasis"><text:span text:style-name="T1">Wire Harness Protocols</text:span></text:span></text:h>
      <text:p text:style-name="P5"><text:span text:style-name="T2">In electrical and electronic systems, a wire harness not only carries power but also enables communication between different components. This communication follows specific </text:span><text:span text:style-name="Strong_20_Emphasis"><text:span text:style-name="T2">protocols</text:span></text:span><text:span text:style-name="T2">, which define how data is transmitted, received, and interpreted across the wiring system. Wire harness protocols are especially important in applications such as automotive systems, industrial automation, and embedded electronics, where multiple devices must communicate reliably over shared wiring.</text:span></text:p>
      <text:p text:style-name="P5"><text:span text:style-name="T2">One of the most widely used communication protocols in wire harness systems is the </text:span><text:span text:style-name="Strong_20_Emphasis"><text:span text:style-name="T2">Controller Area Network (CAN)</text:span></text:span><text:span text:style-name="T2">. CAN is commonly used in vehicles to allow microcontrollers and electronic control units (ECUs) to communicate without the need for a central computer. It uses a differential </text:span><text:soft-page-break/><text:span text:style-name="T2">signaling method over two wires (CAN High and CAN Low), which makes it highly resistant to noise and interference. This reliability is crucial in harsh environments such as automobiles.</text:span></text:p>
      <text:p text:style-name="P5"><text:span text:style-name="T2">Another important protocol is the </text:span><text:span text:style-name="Strong_20_Emphasis"><text:span text:style-name="T2">Local Interconnect Network (LIN)</text:span></text:span><text:span text:style-name="T2">. LIN is a simpler and lower-cost alternative to CAN, used for communication between less critical components such as sensors, switches, and actuators. It operates on a single wire and is typically used where high-speed communication is not required.</text:span></text:p>
      <text:p text:style-name="P5"><text:span text:style-name="T2">The </text:span><text:span text:style-name="Strong_20_Emphasis"><text:span text:style-name="T2">FlexRay</text:span></text:span><text:span text:style-name="T2"> protocol is used in advanced automotive systems that require high-speed and deterministic data transfer, such as drive-by-wire and safety-critical applications. FlexRay provides faster data rates and greater fault tolerance compared to CAN, making it suitable for modern high-performance vehicles.</text:span></text:p>
      <text:p text:style-name="P5"><text:span text:style-name="T2">In industrial and embedded systems, protocols like the </text:span><text:span text:style-name="Strong_20_Emphasis"><text:span text:style-name="T2">Inter-Integrated Circuit (I2C)</text:span></text:span><text:span text:style-name="T2"> and </text:span><text:span text:style-name="Strong_20_Emphasis"><text:span text:style-name="T2">Serial Peripheral Interface (SPI)</text:span></text:span><text:span text:style-name="T2"> are commonly used. I2C uses two wires (data and clock) and supports multiple devices on the same bus, while SPI offers higher speed communication using separate lines for data transmission and clock signals.</text:span></text:p>
      <text:p text:style-name="P5"><text:span text:style-name="T2">Another widely used protocol is the </text:span><text:span text:style-name="Strong_20_Emphasis"><text:span text:style-name="T2">Universal Asynchronous Receiver-Transmitter (UART)</text:span></text:span><text:span text:style-name="T2">, which enables simple point-to-point communication between devices. It is commonly used for debugging, data logging, and communication between microcontrollers.</text:span></text:p>
      <text:p text:style-name="P5"><text:span text:style-name="T2">For high-speed data transmission in multimedia and computing applications, protocols such as </text:span><text:span text:style-name="Strong_20_Emphasis"><text:span text:style-name="T2">Universal Serial Bus (USB)</text:span></text:span><text:span text:style-name="T2"> and </text:span><text:span text:style-name="Strong_20_Emphasis"><text:span text:style-name="T2">Ethernet</text:span></text:span><text:span text:style-name="T2"> are also implemented through specialized wire harnesses. These protocols require careful design considerations, including shielding and impedance matching, to maintain signal integrity.</text:span></text:p>
      <text:h text:style-name="P4" text:outline-level="2"><text:span text:style-name="Strong_20_Emphasis"><text:span text:style-name="T1">Wire Harness Standards</text:span></text:span></text:h>
      <text:p text:style-name="P3">Wire harness standards are essential guidelines that define the design, manufacturing, testing, and performance requirements of wiring systems. These standards ensure that wire harnesses are safe, reliable, and compatible across different applications and industries. By following established standards, manufacturers can maintain quality, reduce failures, and ensure interoperability between components from different sources.</text:p>
      <text:p text:style-name="P5"><text:span text:style-name="T2">One of the most widely recognized standards in the wire harness industry is the </text:span><text:span text:style-name="Strong_20_Emphasis"><text:span text:style-name="T2">IPC/WHMA-A-620</text:span></text:span><text:span text:style-name="T2">. This standard provides comprehensive guidelines for the acceptability of wire harness assemblies, including criteria for soldering, crimping, insulation, and mechanical integrity. It defines different classes of products based on reliability requirements, ranging from general consumer electronics to high-performance and mission-critical systems. This standard is widely used for inspection and quality assurance in manufacturing.</text:span></text:p>
      <text:p text:style-name="P5"><text:span text:style-name="T2">In the automotive sector, wire harnesses must comply with standards such as </text:span><text:span text:style-name="Strong_20_Emphasis"><text:span text:style-name="T2">ISO 6722</text:span></text:span><text:span text:style-name="T2"> and </text:span><text:span text:style-name="Strong_20_Emphasis"><text:span text:style-name="T2">SAE J1128</text:span></text:span><text:span text:style-name="T2">. These standards specify requirements for low-voltage cables used in road vehicles, including conductor material, insulation type, temperature rating, and resistance to environmental conditions such as heat, oil, and vibration. They ensure that automotive wiring systems can operate reliably under harsh conditions.</text:span></text:p>
      <text:p text:style-name="P5"><text:soft-page-break/><text:span text:style-name="T2">For military and aerospace applications, stricter standards are applied to ensure high reliability and safety. The </text:span><text:span text:style-name="Strong_20_Emphasis"><text:span text:style-name="T2">MIL-W-5088</text:span></text:span><text:span text:style-name="T2"> standard defines the requirements for wiring in military aircraft, including installation practices, protection methods, and inspection procedures. Similarly, </text:span><text:span text:style-name="Strong_20_Emphasis"><text:span text:style-name="T2">AS50881</text:span></text:span><text:span text:style-name="T2"> provides guidelines for the installation and maintenance of electrical wiring in aerospace systems. These standards emphasize durability, fault tolerance, and resistance to extreme environmental conditions.</text:span></text:p>
      <text:p text:style-name="P5"><text:span text:style-name="T2">Another important category includes environmental and safety standards such as </text:span><text:span text:style-name="Strong_20_Emphasis"><text:span text:style-name="T2">RoHS</text:span></text:span><text:span text:style-name="T2"> and </text:span><text:span text:style-name="Strong_20_Emphasis"><text:span text:style-name="T2">REACH</text:span></text:span><text:span text:style-name="T2">. These regulations restrict the use of hazardous materials in electrical components and ensure that wire harnesses are environmentally friendly and safe for human use. Compliance with these standards is essential for products intended for global markets.</text:span></text:p>
      <text:p text:style-name="P5"><text:span text:style-name="T2">For industrial and general electrical applications, standards like </text:span><text:span text:style-name="Strong_20_Emphasis"><text:span text:style-name="T2">UL 758</text:span></text:span><text:span text:style-name="T2"> and </text:span><text:span text:style-name="Strong_20_Emphasis"><text:span text:style-name="T2">IEC 60228</text:span></text:span><text:span text:style-name="T2"> define the specifications for wire types, conductor sizes, insulation properties, and electrical performance. These standards help ensure consistency and compatibility across various electrical systems and equipment.</text:span></text:p>
      <text:p text:style-name="P5"><text:span text:style-name="T2">Testing and performance verification are also governed by standards such as </text:span><text:span text:style-name="Strong_20_Emphasis"><text:span text:style-name="T2">ISO 19642</text:span></text:span><text:span text:style-name="T2">, which outlines testing procedures for automotive cables, including mechanical, electrical, and environmental tests. These tests evaluate properties such as insulation resistance, tensile strength, and temperature endurance to ensure that the wire harness performs reliably under real-world conditions.</text:span></text:p>
      <text:h text:style-name="P4" text:outline-level="2"><text:span text:style-name="Strong_20_Emphasis"><text:span text:style-name="T1">Wire Standards</text:span></text:span></text:h>
      <text:p text:style-name="P3">Wire standards define the physical, electrical, and environmental characteristics of individual wires used within a wire harness. These standards ensure that wires are manufactured with consistent quality, can safely carry the required current, and perform reliably under different operating conditions. They cover aspects such as conductor material, size, insulation type, voltage rating, temperature tolerance, and mechanical strength.</text:p>
      <text:p text:style-name="P5"><text:span text:style-name="T2">One of the fundamental elements in wire standards is the </text:span><text:span text:style-name="Strong_20_Emphasis"><text:span text:style-name="T2">conductor specification</text:span></text:span><text:span text:style-name="T2">. Most electrical wires use copper or aluminum as the conducting material due to their high conductivity. Standards such as </text:span><text:span text:style-name="Strong_20_Emphasis"><text:span text:style-name="T2">IEC 60228</text:span></text:span><text:span text:style-name="T2"> classify conductors based on their construction (solid, stranded, or flexible) and define their electrical resistance limits. Stranded conductors are commonly used in wire harnesses because they offer greater flexibility and resistance to mechanical stress compared to solid wires.</text:span></text:p>
      <text:p text:style-name="P5"><text:span text:style-name="T2">Another important aspect is the </text:span><text:span text:style-name="Strong_20_Emphasis"><text:span text:style-name="T2">wire size or gauge</text:span></text:span><text:span text:style-name="T2">, which determines the current-carrying capacity of the wire. In many regions, wire size is specified using the </text:span><text:span text:style-name="Strong_20_Emphasis"><text:span text:style-name="T2">American Wire Gauge (AWG)</text:span></text:span><text:span text:style-name="T2"> system, where a lower gauge number indicates a thicker wire with higher current capacity. Internationally, wire sizes may also be expressed in square millimeters (mm²). Proper selection of wire size is critical to prevent overheating and ensure safe operation.</text:span></text:p>
      <text:p text:style-name="P5"><text:span text:style-name="T2">The </text:span><text:span text:style-name="Strong_20_Emphasis"><text:span text:style-name="T2">insulation material</text:span></text:span><text:span text:style-name="T2"> is also defined by wire standards. Insulation protects the conductor from environmental factors and prevents electrical leakage or short circuits. Standards such as </text:span><text:span text:style-name="Strong_20_Emphasis"><text:span text:style-name="T2">UL 758</text:span></text:span><text:span text:style-name="T2"> specify different types of insulation materials, including PVC, XLPE, and Teflon, along with their </text:span><text:soft-page-break/><text:span text:style-name="T2">voltage and temperature ratings. These materials are chosen based on the application requirements, such as resistance to heat, chemicals, or mechanical wear.</text:span></text:p>
      <text:p text:style-name="P5"><text:span text:style-name="T2">Wire standards also address </text:span><text:span text:style-name="Strong_20_Emphasis"><text:span text:style-name="T2">temperature and voltage ratings</text:span></text:span><text:span text:style-name="T2">, which indicate the maximum conditions under which a wire can safely operate. For example, automotive wires must withstand high temperatures and vibrations, and are governed by standards like </text:span><text:span text:style-name="Strong_20_Emphasis"><text:span text:style-name="T2">ISO 6722</text:span></text:span><text:span text:style-name="T2">. These standards ensure that wires maintain their performance even in harsh environments.</text:span></text:p>
      <text:p text:style-name="P5"><text:span text:style-name="T2">In addition to electrical properties, </text:span><text:span text:style-name="Strong_20_Emphasis"><text:span text:style-name="T2">mechanical and environmental requirements</text:span></text:span><text:span text:style-name="T2"> are also specified. Wires must be able to resist bending, abrasion, moisture, and chemical exposure. Standards define tests for tensile strength, flexibility, and insulation durability to ensure long-term reliability. Compliance with these requirements is especially important in industrial, automotive, and aerospace applications.</text:span></text:p>
      <text:p text:style-name="P3">Color coding and identification are another part of wire standards. Different colors are used to represent specific functions, such as power, ground, or signal lines. This helps in easy identification, installation, and troubleshooting of wiring systems. Standardized color codes reduce errors and improve maintenance efficiency.</text:p>
      <text:p text:style-name="P5"><text:span text:style-name="T2">Finally, safety and environmental regulations such as </text:span><text:span text:style-name="Strong_20_Emphasis"><text:span text:style-name="T2">RoHS</text:span></text:span><text:span text:style-name="T2"> ensure that wires do not contain harmful materials like lead or mercury. These regulations are important for protecting both users and the environment.</text:span></text:p>
      <text:h text:style-name="P4" text:outline-level="2"><text:span text:style-name="Strong_20_Emphasis"><text:span text:style-name="T1">Insulation Standards for Electrical Wires</text:span></text:span></text:h>
      <text:p text:style-name="P3">Insulation standards define the materials, performance requirements, and testing methods used to ensure that the insulating layer of a wire provides adequate protection, safety, and durability. The insulation in a wire harness plays a critical role by preventing electrical leakage, avoiding short circuits, and protecting the conductor from environmental and mechanical damage. Proper insulation is essential for safe and reliable operation in all electrical systems.</text:p>
      <text:p text:style-name="P5"><text:span text:style-name="T2">One of the key standards governing insulation materials is </text:span><text:span text:style-name="Strong_20_Emphasis"><text:span text:style-name="T2">UL 758</text:span></text:span><text:span text:style-name="T2">. This standard specifies different types of insulation materials such as PVC (Polyvinyl Chloride), XLPE (Cross-linked Polyethylene), and PTFE (Teflon), along with their temperature ratings, voltage limits, and flame resistance properties. It ensures that wires used in appliances and electronic systems meet safety and performance requirements.</text:span></text:p>
      <text:p text:style-name="P5"><text:span text:style-name="T2">In international applications, </text:span><text:span text:style-name="Strong_20_Emphasis"><text:span text:style-name="T2">IEC 60227</text:span></text:span><text:span text:style-name="T2"> and </text:span><text:span text:style-name="Strong_20_Emphasis"><text:span text:style-name="T2">IEC 60502</text:span></text:span><text:span text:style-name="T2"> are widely used. These standards define insulation thickness, dielectric strength, and mechanical properties for low and medium voltage cables. They ensure consistency in insulation quality across different manufacturers and regions.</text:span></text:p>
      <text:p text:style-name="P5"><text:span text:style-name="T2">For high-performance and demanding environments such as automotive systems, standards like </text:span><text:span text:style-name="Strong_20_Emphasis"><text:span text:style-name="T2">ISO 6722</text:span></text:span><text:span text:style-name="T2"> specify insulation requirements that can withstand high temperatures, vibrations, oil exposure, and mechanical stress. These standards ensure that insulation does not degrade under harsh operating conditions.</text:span></text:p>
      <text:p text:style-name="P5"><text:soft-page-break/><text:span text:style-name="T2">Another important insulation-related standard is </text:span><text:span text:style-name="Strong_20_Emphasis"><text:span text:style-name="T2">IEC 60332</text:span></text:span><text:span text:style-name="T2">, which focuses on flame retardancy. It defines tests to evaluate how cables behave under fire conditions, ensuring that insulation materials do not easily catch fire or propagate flames. This is crucial for safety in buildings, vehicles, and industrial systems.</text:span></text:p>
      <text:p text:style-name="P5"><text:span text:style-name="T2">Insulation standards also include </text:span><text:span text:style-name="Strong_20_Emphasis"><text:span text:style-name="T2">thermal classification</text:span></text:span><text:span text:style-name="T2">, which defines the maximum temperature a material can withstand without degradation. For example:</text:span></text:p>
      <text:list text:style-name="L1">
        <text:list-item>
          <text:p text:style-name="P6">PVC: typically up to 70–105°C</text:p>
        </text:list-item>
        <text:list-item>
          <text:p text:style-name="P6">XLPE: up to 125–150°C</text:p>
        </text:list-item>
        <text:list-item>
          <text:p text:style-name="P6">PTFE: up to 200°C or higher</text:p>
        </text:list-item>
      </text:list>
      <text:p text:style-name="P3">These temperature ratings are standardized to ensure safe operation under expected conditions.</text:p>
      <text:p text:style-name="P5"><text:span text:style-name="T2">In addition to thermal properties, insulation must meet </text:span><text:span text:style-name="Strong_20_Emphasis"><text:span text:style-name="T2">electrical performance criteria</text:span></text:span><text:span text:style-name="T2">, such as dielectric strength and insulation resistance. These properties ensure that the insulation can withstand applied voltage without breakdown and prevent leakage currents. Standards define minimum acceptable values and testing procedures to verify these characteristics.</text:span></text:p>
      <text:p text:style-name="P3">Mechanical and environmental durability is also addressed. Insulation must resist abrasion, moisture, chemicals, and UV radiation. Standards include tests for flexibility, tensile strength, and resistance to environmental aging to ensure long-term reliability.</text:p>
      <text:p text:style-name="P5"><text:span text:style-name="T2">Finally, environmental and safety regulations such as </text:span><text:span text:style-name="Strong_20_Emphasis"><text:span text:style-name="T2">RoHS</text:span></text:span><text:span text:style-name="T2"> and </text:span><text:span text:style-name="Strong_20_Emphasis"><text:span text:style-name="T2">REACH</text:span></text:span><text:span text:style-name="T2"> ensure that insulation materials are free from harmful substances and safe for both users and the environment.</text:span></text:p>
      <text:h text:style-name="P4" text:outline-level="2"><text:span text:style-name="Strong_20_Emphasis"><text:span text:style-name="T1">Wire Harness Techniques</text:span></text:span></text:h>
      <text:p text:style-name="P3">Wire harness techniques refer to the methods and best practices used in the design, assembly, routing, and protection of wires within a harness. These techniques are essential to ensure that the wiring system is reliable, durable, and safe under various operating conditions. Proper implementation of these techniques helps prevent electrical faults, reduces maintenance effort, and improves overall system performance.</text:p>
      <text:p text:style-name="P5"><text:span text:style-name="T2">One of the fundamental techniques in wire harness assembly is </text:span><text:span text:style-name="Strong_20_Emphasis"><text:span text:style-name="T2">crimping</text:span></text:span><text:span text:style-name="T2">. Crimping involves attaching connectors or terminals to wires using a mechanical compression process. A properly executed crimp creates a strong electrical and mechanical connection without the need for soldering. It ensures low resistance at the संपर्क point and high durability under vibration. In high-reliability applications, crimping is preferred over soldering because it avoids issues like solder fatigue and cracking.</text:span></text:p>
      <text:p text:style-name="P5"><text:span text:style-name="T2">Another important technique is </text:span><text:span text:style-name="Strong_20_Emphasis"><text:span text:style-name="T2">soldering</text:span></text:span><text:span text:style-name="T2">, which is used to create permanent electrical connections by melting a filler metal (solder) between conductors. While soldering provides excellent conductivity, it must be carefully controlled to avoid cold joints, excessive heat damage, or brittle connections. In many modern harness systems, soldering is used selectively, often in combination with crimping.</text:span></text:p>
      <text:p text:style-name="P5"><text:soft-page-break/><text:span text:style-name="Strong_20_Emphasis"><text:span text:style-name="T2">Wire routing and layout</text:span></text:span><text:span text:style-name="T2"> is a critical design technique. Wires must be routed in a way that minimizes stress, avoids sharp bends, and prevents interference with moving parts. Proper routing also reduces electromagnetic interference (EMI) and signal noise. Techniques such as separating power and signal wires, maintaining proper spacing, and avoiding parallel routing of high-current and sensitive signal lines are commonly used to improve performance.</text:span></text:p>
      <text:p text:style-name="P5"><text:span text:style-name="Strong_20_Emphasis"><text:span text:style-name="T2">Bundling and securing</text:span></text:span><text:span text:style-name="T2"> techniques are used to keep wires organized and protected. Methods such as cable ties, lacing, clamps, and sleeves are used to group wires together. This not only improves the appearance of the harness but also prevents movement, vibration damage, and wear due to friction. Protective coverings like corrugated tubes, braided sleeves, and heat-shrink tubing are often applied to enhance durability.</text:span></text:p>
      <text:p text:style-name="P5"><text:span text:style-name="T2">Another key technique is </text:span><text:span text:style-name="Strong_20_Emphasis"><text:span text:style-name="T2">strain relief</text:span></text:span><text:span text:style-name="T2">, which prevents mechanical stress from being transferred to electrical connections. Strain relief methods include adding slack in the wire, using grommets, or securing the wire near connectors. This is especially important in environments with vibration or repeated movement, where stress can lead to wire breakage or connector failure.</text:span></text:p>
      <text:p text:style-name="P5"><text:span text:style-name="Strong_20_Emphasis"><text:span text:style-name="T2">Shielding and grounding</text:span></text:span><text:span text:style-name="T2"> techniques are used to protect signals from electromagnetic interference. Shielded cables or grounded metal braids are used in applications where signal integrity is critical, such as communication systems. Proper grounding ensures that unwanted noise is safely dissipated, improving the accuracy and reliability of signal transmission.</text:span></text:p>
      <text:p text:style-name="P5"><text:span text:style-name="Strong_20_Emphasis"><text:span text:style-name="T2">Labeling and identification</text:span></text:span><text:span text:style-name="T2"> is another important practice in wire harness techniques. Each wire or group of wires is labeled using color codes, tags, or printed markers. This makes installation, inspection, and troubleshooting much easier, especially in complex systems with many connections.</text:span></text:p>
      <text:p text:style-name="P3">Testing and validation are also part of wire harness techniques. After assembly, harnesses are tested for continuity, insulation resistance, and correct connectivity. Advanced techniques may include signal integrity testing, load testing, and thermal analysis to ensure that the harness performs reliably under real operating conditions.</text:p>
      <text:h text:style-name="P4" text:outline-level="2"><text:span text:style-name="Strong_20_Emphasis"><text:span text:style-name="T1">Wire Safety in Vehicles</text:span></text:span></text:h>
      <text:p text:style-name="P3">Electrical wiring plays a critical role in modern vehicles, connecting various systems such as the engine control unit, lighting, sensors, infotainment, and safety mechanisms. Ensuring wire safety in vehicles is essential to prevent electrical failures, reduce fire hazards, and maintain reliable operation under harsh conditions. Automotive environments expose wiring systems to vibration, heat, moisture, chemicals, and mechanical stress, making safety considerations a top priority in design and installation.</text:p>
      <text:p text:style-name="P5"><text:span text:style-name="T2">One of the primary aspects of wire safety is </text:span><text:span text:style-name="Strong_20_Emphasis"><text:span text:style-name="T2">proper insulation and protection</text:span></text:span><text:span text:style-name="T2">. Automotive wires are covered with high-quality insulating materials that can withstand elevated temperatures, oil exposure, and abrasion. Standards such as </text:span><text:span text:style-name="Strong_20_Emphasis"><text:span text:style-name="T2">ISO 6722</text:span></text:span><text:span text:style-name="T2"> define the requirements for insulation thickness, temperature ratings, and durability. Additional protective layers like corrugated tubes, sleeves, and conduits are often used to shield wires from mechanical damage and environmental factors.</text:span></text:p>
      <text:p text:style-name="P5"><text:soft-page-break/><text:span text:style-name="T2">Another important factor is </text:span><text:span text:style-name="Strong_20_Emphasis"><text:span text:style-name="T2">correct wire sizing and current capacity</text:span></text:span><text:span text:style-name="T2">. Each wire must be selected based on the amount of current it carries to avoid overheating. Undersized wires can lead to excessive heat generation due to electrical resistance, which may damage insulation or even cause fire. Proper design ensures that wires operate within safe limits, taking into account factors such as ambient temperature and load conditions.</text:span></text:p>
      <text:p text:style-name="P5"><text:span text:style-name="Strong_20_Emphasis"><text:span text:style-name="T2">Routing and securing of wires</text:span></text:span><text:span text:style-name="T2"> is also crucial for safety. Wires must be routed away from sharp edges, moving parts, and high-temperature areas such as the engine or exhaust system. Secure fastening using clips, clamps, and ties prevents unnecessary movement and vibration, which can cause wear and eventual failure. Proper routing also reduces the risk of short circuits caused by insulation damage.</text:span></text:p>
      <text:p text:style-name="P5"><text:span text:style-name="Strong_20_Emphasis"><text:span text:style-name="T2">Protection against electrical faults</text:span></text:span><text:span text:style-name="T2"> is achieved through the use of fuses, circuit breakers, and relays. These components are designed to interrupt the flow of current in case of overload or short circuit conditions, thereby protecting the wiring system and connected devices. Without such protection, faults could lead to severe damage or hazardous situations.</text:span></text:p>
      <text:p text:style-name="P5"><text:span text:style-name="Strong_20_Emphasis"><text:span text:style-name="T2">Shielding and grounding</text:span></text:span><text:span text:style-name="T2"> are important for maintaining signal integrity and safety in electronic systems. Modern vehicles contain numerous electronic control units and communication networks. Shielded cables and proper grounding techniques help reduce electromagnetic interference, ensuring that signals are transmitted accurately without affecting critical systems such as braking or engine control.</text:span></text:p>
      <text:p text:style-name="P5"><text:span text:style-name="T2">Another key aspect is </text:span><text:span text:style-name="Strong_20_Emphasis"><text:span text:style-name="T2">environmental resistance</text:span></text:span><text:span text:style-name="T2">. Vehicle wiring must withstand exposure to moisture, dust, chemicals, and temperature variations. Waterproof connectors, sealed terminals, and corrosion-resistant materials are used to enhance durability and prevent failures caused by environmental conditions.</text:span></text:p>
      <text:p text:style-name="P5"><text:span text:style-name="T2">Regular </text:span><text:span text:style-name="Strong_20_Emphasis"><text:span text:style-name="T2">inspection and maintenance</text:span></text:span><text:span text:style-name="T2"> also contribute to wire safety. Over time, wires may degrade due to aging, heat, or mechanical stress. Periodic checks help identify issues such as cracks in insulation, loose connections, or corrosion, allowing timely repairs before serious problems occur.</text:span></text:p>
      <text:p text:style-name="P3">Finally, adherence to industry standards and best practices ensures that automotive wiring systems meet safety and performance requirements. Following established guidelines during design, manufacturing, and installation reduces risks and improves overall reliability.</text:p>
      <text:h text:style-name="P4" text:outline-level="2"><text:span text:style-name="Strong_20_Emphasis"><text:span text:style-name="T1">Challenges in Wire Harness Systems</text:span></text:span></text:h>
      <text:p text:style-name="P3">Wire harness systems are essential for the proper functioning of electrical and electronic systems, but they also present several challenges in design, manufacturing, installation, and maintenance. As modern systems become more complex, especially in automotive and industrial applications, these challenges become increasingly significant and require careful consideration.</text:p>
      <text:p text:style-name="P5"><text:span text:style-name="T2">One of the primary challenges is </text:span><text:span text:style-name="Strong_20_Emphasis"><text:span text:style-name="T2">increasing system complexity</text:span></text:span><text:span text:style-name="T2">. Modern vehicles and electronic systems contain a large number of sensors, control units, and communication networks, all of which require extensive wiring. This results in bulky and complex wire harnesses that are difficult to </text:span><text:soft-page-break/><text:span text:style-name="T2">design, manage, and troubleshoot. As the number of connections increases, so does the probability of faults such as incorrect wiring or signal interference.</text:span></text:p>
      <text:p text:style-name="P5"><text:span text:style-name="T2">Another major challenge is </text:span><text:span text:style-name="Strong_20_Emphasis"><text:span text:style-name="T2">space constraints</text:span></text:span><text:span text:style-name="T2">. In many applications, particularly in automobiles and compact electronic devices, available space is limited. Designing a wire harness that fits within confined spaces while maintaining proper routing and safety distances is a difficult task. Poor space management can lead to tightly packed wires, which may increase the risk of overheating, mechanical stress, and difficulty in maintenance.</text:span></text:p>
      <text:p text:style-name="P5"><text:span text:style-name="Strong_20_Emphasis"><text:span text:style-name="T2">Weight considerations</text:span></text:span><text:span text:style-name="T2"> also pose a challenge, especially in automotive and aerospace industries. Wire harnesses can contribute significantly to the overall weight of a system. Excess weight can reduce fuel efficiency in vehicles and affect performance. Therefore, designers must balance the need for robust wiring with the requirement to minimize weight, often by optimizing wire sizes and using lightweight materials.</text:span></text:p>
      <text:p text:style-name="P5"><text:span text:style-name="Strong_20_Emphasis"><text:span text:style-name="T2">Environmental factors</text:span></text:span><text:span text:style-name="T2"> are another critical challenge. Wire harnesses are often exposed to harsh conditions such as high temperatures, moisture, dust, chemicals, and vibrations. These conditions can degrade insulation, corrode connectors, and weaken mechanical integrity over time. Ensuring that the harness can withstand such environments requires careful selection of materials and protective measures.</text:span></text:p>
      <text:p text:style-name="P5"><text:span text:style-name="Strong_20_Emphasis"><text:span text:style-name="T2">Electrical interference and signal integrity</text:span></text:span><text:span text:style-name="T2"> issues are also important concerns. In systems where both power and data signals are transmitted through the harness, electromagnetic interference (EMI) can affect signal quality. Improper routing or lack of shielding can lead to noise, signal distortion, or data loss, which can compromise system performance.</text:span></text:p>
      <text:p text:style-name="P5"><text:span text:style-name="Strong_20_Emphasis"><text:span text:style-name="T2">Manufacturing and assembly challenges</text:span></text:span><text:span text:style-name="T2"> include maintaining consistency and accuracy during production. Wire harness assembly often involves manual processes such as cutting, stripping, crimping, and bundling. Human errors during these processes can lead to defects, increasing the need for quality control and testing. Automation can help, but it may increase cost and complexity.</text:span></text:p>
      <text:p text:style-name="P5"><text:span text:style-name="Strong_20_Emphasis"><text:span text:style-name="T2">Maintenance and troubleshooting difficulties</text:span></text:span><text:span text:style-name="T2"> are also significant. Due to the dense and bundled nature of wire harnesses, identifying faults such as broken wires or loose connections can be time-consuming and challenging. This can lead to increased downtime and higher maintenance costs, especially in critical systems.</text:span></text:p>
      <text:p text:style-name="P5"><text:span text:style-name="T2">Finally, </text:span><text:span text:style-name="Strong_20_Emphasis"><text:span text:style-name="T2">cost constraints</text:span></text:span><text:span text:style-name="T2"> play an important role. While high-quality materials and advanced manufacturing techniques improve reliability, they also increase the overall cost of the wire harness. Designers must find a balance between performance, reliability, and affordability to meet practical requirements.</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3"/><text:page-number text:select-page="current">9</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9T11:33:41.649147514</meta:creation-date>
    <dc:date>2026-04-19T13:47:11.196467154</dc:date>
    <meta:editing-duration>PT2H13M25S</meta:editing-duration>
    <meta:editing-cycles>9</meta:editing-cycles>
    <meta:generator>LibreOffice/26.2.0.3$Linux_X86_64 LibreOffice_project/620$Build-3</meta:generator>
    <meta:document-statistic meta:table-count="0" meta:image-count="0" meta:object-count="0" meta:page-count="9" meta:paragraph-count="84" meta:word-count="3809" meta:character-count="27594" meta:non-whitespace-character-count="23876"/>
  </office:meta>
</office:document-meta>
</file>